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onsolas" svg:font-family="Consolas, 'Bitstream Vera Sans Mono', 'Courier New', Courier, monospace"/>
    <style:font-face style:name="Consolas1" svg:font-family="Consolas,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sofia-pro" svg:font-family="sofia-pro, sans-serif"/>
    <style:font-face style:name="var font-din" svg:font-family="'var font-din'"/>
  </office:font-face-decls>
  <office:automatic-styles>
    <style:style style:name="Table1" style:family="table">
      <style:table-properties style:width="5.5389in" table:align="left"/>
    </style:style>
    <style:style style:name="Table1.A" style:family="table-column">
      <style:table-column-properties style:column-width="5.5389in"/>
    </style:style>
    <style:style style:name="Table1.A1" style:family="table-cell">
      <style:table-cell-properties style:vertical-align="middle" fo:padding="0in" fo:border="none"/>
    </style:style>
    <style:style style:name="P1" style:family="paragraph" style:parent-style-name="Heading_20_1">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273239" loext:opacity="100%" style:font-name="sofia-pro" fo:font-size="24pt" fo:letter-spacing="normal" fo:font-style="normal" fo:font-weight="normal"/>
    </style:style>
    <style:style style:name="P2" style:family="paragraph" style:parent-style-name="Preformatted_20_Text">
      <style:paragraph-properties fo:margin-left="0in" fo:margin-right="0in" fo:margin-top="0in" fo:margin-bottom="0.1043in" style:contextual-spacing="false" fo:line-height="167%" fo:text-align="start" style:justify-single-word="false" fo:orphans="2" fo:widows="2" fo:text-indent="0in" style:auto-text-indent="false" fo:padding="0in" fo:border="none"/>
      <style:text-properties fo:font-variant="normal" fo:text-transform="none" fo:color="#273239" loext:opacity="100%" style:font-name="Consolas1" fo:font-size="12pt" fo:font-style="normal" fo:font-weight="normal" loext:padding="0in" loext:border="none"/>
    </style:style>
    <style:style style:name="P3" style:family="paragraph" style:parent-style-name="Preformatted_20_Text">
      <style:paragraph-properties fo:margin-top="0in" fo:margin-bottom="0.1043in" style:contextual-spacing="false" fo:line-height="167%" fo:text-align="start" style:justify-single-word="false" fo:orphans="2" fo:widows="2" fo:padding="0in" fo:border="none"/>
      <style:text-properties fo:font-variant="normal" fo:text-transform="none" fo:color="#273239" loext:opacity="100%" style:font-name="Consolas1" fo:font-size="12pt" fo:font-style="normal" fo:font-weight="normal" loext:padding="0in" loext:border="none"/>
    </style:style>
    <style:style style:name="P4" style:family="paragraph" style:parent-style-name="Table_20_Contents">
      <style:paragraph-properties fo:margin-left="0in" fo:margin-right="0in" fo:margin-top="0in" fo:margin-bottom="0in" style:contextual-spacing="false" fo:text-align="start" style:justify-single-word="false" fo:text-indent="0in" style:auto-text-indent="false"/>
    </style:style>
    <style:style style:name="P5" style:family="paragraph" style:parent-style-name="Text_20_body" style:list-style-name="L1">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273239" loext:opacity="100%" style:font-name="sofia-pro" fo:font-size="11.25pt" fo:letter-spacing="normal" fo:font-style="normal" fo:font-weight="normal" loext:padding="0in" loext:border="none"/>
    </style:style>
    <style:style style:name="P6" style:family="paragraph" style:parent-style-name="Text_20_body">
      <style:paragraph-properties fo:margin-left="0in" fo:margin-right="0in" fo:margin-top="0in" fo:margin-bottom="0.1043in" style:contextual-spacing="false" fo:line-height="167%" fo:text-align="start" style:justify-single-word="false" fo:orphans="2" fo:widows="2" fo:text-indent="0in" style:auto-text-indent="false" fo:padding="0in" fo:border="none"/>
      <style:text-properties fo:font-variant="normal" fo:text-transform="none" fo:color="#273239" loext:opacity="100%" style:font-name="var font-din" fo:font-size="12.75pt" fo:font-style="normal" fo:font-weight="normal" loext:padding="0in" loext:border="none"/>
    </style:style>
    <style:style style:name="P7" style:family="paragraph" style:parent-style-name="Text_20_body" style:list-style-name="L2">
      <style:paragraph-properties fo:margin-left="0.25in" fo:margin-right="0in" fo:margin-top="0in" fo:margin-bottom="0in" style:contextual-spacing="false" fo:line-height="158%" fo:text-align="start" style:justify-single-word="false" fo:orphans="2" fo:widows="2" fo:text-indent="0in" style:auto-text-indent="false" fo:padding="0in" fo:border="none"/>
      <style:text-properties fo:font-variant="normal" fo:text-transform="none" fo:color="#273239" loext:opacity="100%" style:font-name="var font-din" fo:font-size="12.75pt" fo:font-style="normal" fo:font-weight="normal" loext:padding="0in" loext:border="none"/>
    </style:style>
    <style:style style:name="P8" style:family="paragraph" style:parent-style-name="Text_20_body">
      <style:paragraph-properties fo:margin-top="0in" fo:margin-bottom="0in" style:contextual-spacing="false" fo:line-height="167%" fo:text-align="start" style:justify-single-word="false" fo:orphans="2" fo:widows="2"/>
      <style:text-properties fo:font-variant="normal" fo:text-transform="none" fo:color="#273239" loext:opacity="100%" fo:font-size="12.75pt" style:font-size-asian="12.75pt" style:font-size-complex="12.75pt" loext:padding="0in" loext:border="none"/>
    </style:style>
    <style:style style:name="P9" style:family="paragraph" style:parent-style-name="Text_20_body" style:list-style-name="L1">
      <style:paragraph-properties fo:margin-left="0in" fo:margin-right="0in" fo:margin-top="0in" fo:margin-bottom="0in" style:contextual-spacing="false" fo:text-align="start" style:justify-single-word="false" fo:orphans="2" fo:widows="2" fo:text-indent="0in" style:auto-text-indent="false" fo:padding="0in" fo:border="none"/>
    </style:style>
    <style:style style:name="P10" style:family="paragraph" style:parent-style-name="Text_20_body">
      <style:paragraph-properties fo:margin-left="0in" fo:margin-right="0in" fo:margin-top="0in" fo:margin-bottom="0in" style:contextual-spacing="false" fo:line-height="167%" fo:text-align="start" style:justify-single-word="false" fo:orphans="2" fo:widows="2" fo:text-indent="0in" style:auto-text-indent="false" fo:padding="0in" fo:border="none"/>
    </style:style>
    <style:style style:name="T1" style:family="text">
      <style:text-properties fo:font-variant="normal" fo:text-transform="none" fo:color="#273239" loext:opacity="100%" style:font-name="sofia-pro" fo:font-size="11.25pt" fo:letter-spacing="normal" fo:font-style="normal" fo:font-weight="normal" loext:padding="0in" loext:border="none"/>
    </style:style>
    <style:style style:name="T2" style:family="text">
      <style:text-properties fo:font-variant="normal" fo:text-transform="none" fo:color="#273239" loext:opacity="100%" style:text-line-through-style="none" style:text-line-through-type="none" style:font-name="sofia-pro" fo:font-size="11.25pt" fo:letter-spacing="normal" fo:font-style="normal" style:text-underline-style="none" fo:font-weight="bold" style:text-blinking="false" loext:padding="0in" loext:border="none"/>
    </style:style>
    <style:style style:name="T3" style:family="text">
      <style:text-properties fo:font-variant="normal" fo:text-transform="none" fo:color="#273239" loext:opacity="100%" style:font-name="var font-din" fo:font-size="12.75pt" fo:font-style="normal" fo:font-weight="normal" loext:padding="0in" loext:border="none"/>
    </style:style>
    <style:style style:name="T4" style:family="text">
      <style:text-properties fo:font-variant="normal" fo:text-transform="none" fo:color="#273239" loext:opacity="100%" style:font-name="var font-din" fo:font-size="12.75pt" fo:font-style="normal" fo:font-weight="normal" fo:background-color="#f3fff9" loext:char-shading-value="0" loext:padding="0in" loext:border="none"/>
    </style:style>
    <style:style style:name="T5" style:family="text">
      <style:text-properties fo:font-variant="normal" fo:text-transform="none" fo:color="#273239" loext:opacity="100%" style:font-name="var font-din" fo:font-size="12.75pt" fo:font-style="normal" style:text-underline-style="solid" style:text-underline-width="auto" style:text-underline-color="font-color" fo:font-weight="bold" loext:padding="0in" loext:border="none"/>
    </style:style>
    <style:style style:name="T6" style:family="text">
      <style:text-properties fo:font-variant="normal" fo:text-transform="none" fo:color="#273239" loext:opacity="100%" fo:font-size="12.75pt" loext:padding="0in" loext:border="none"/>
    </style:style>
    <style:style style:name="T7" style:family="text">
      <style:text-properties fo:font-variant="normal" fo:text-transform="none" fo:color="#0f2b3c" loext:opacity="100%" style:font-name="var font-din" fo:font-size="12.75pt" fo:font-style="normal" style:text-underline-style="solid" style:text-underline-width="auto" style:text-underline-color="font-color" fo:font-weight="bold" fo:background-color="#f3fff9" loext:char-shading-value="0" loext:padding="0in" loext:border="none"/>
    </style:style>
    <style:style style:name="T8" style:family="text">
      <style:text-properties fo:font-variant="normal" fo:text-transform="none" fo:color="#008200" loext:opacity="100%" style:font-name="Consolas" fo:font-size="11pt" fo:font-style="normal" fo:font-weight="normal" fo:background-color="#ffffff" loext:char-shading-value="0" loext:padding="0in" loext:border="none"/>
    </style:style>
    <style:style style:name="T9" style:family="text">
      <style:text-properties fo:font-variant="normal" fo:text-transform="none" fo:color="#006699" loext:opacity="100%" style:font-name="Consolas" fo:font-size="11pt" fo:font-style="normal" fo:font-weight="bold" fo:background-color="#ffffff" loext:char-shading-value="0" loext:padding="0in" loext:border="none"/>
    </style:style>
    <style:style style:name="T10" style:family="text">
      <style:text-properties fo:font-variant="normal" fo:text-transform="none" style:font-name="Consolas" fo:font-size="12.5pt" fo:font-style="normal" fo:font-weight="normal" fo:background-color="#ffffff" loext:char-shading-value="0" loext:padding="0in" loext:border="none"/>
    </style:style>
    <style:style style:name="T11" style:family="text">
      <style:text-properties fo:font-variant="normal" fo:text-transform="none" style:font-name="Consolas" fo:font-size="12.5pt" fo:font-style="normal" fo:font-weight="normal" style:font-name-asian="Consolas" style:font-size-asian="12.5pt" style:font-style-asian="normal" style:font-weight-asian="normal" style:font-name-complex="Consolas" style:font-size-complex="12.5pt" style:font-style-complex="normal" style:font-weight-complex="normal"/>
    </style:style>
    <style:style style:name="T12" style:family="text">
      <style:text-properties fo:font-variant="normal" fo:text-transform="none" fo:color="#000000" loext:opacity="100%" style:font-name="Consolas" fo:font-size="11pt" fo:font-style="normal" fo:font-weight="normal" fo:background-color="#ffffff" loext:char-shading-value="0" loext:padding="0in" loext:border="none"/>
    </style:style>
    <style:style style:name="T13" style:family="text">
      <style:text-properties fo:font-variant="normal" fo:text-transform="none" fo:background-color="#ffffff" loext:char-shading-value="0" loext:padding="0in" loext:border="none"/>
    </style:style>
    <style:style style:name="T14" style:family="text">
      <style:text-properties fo:font-variant="normal" fo:text-transform="none" fo:color="#009900" loext:opacity="100%" style:font-name="Consolas" fo:font-size="11pt" fo:font-style="normal" fo:font-weight="normal" fo:background-color="#ffffff" loext:char-shading-value="0" loext:padding="0in" loext:border="none"/>
    </style:style>
    <style:style style:name="T15" style:family="text">
      <style:text-properties fo:font-variant="normal" fo:text-transform="none" fo:color="#0000ff" loext:opacity="100%" style:font-name="Consolas" fo:font-size="11pt" fo:font-style="normal" fo:font-weight="normal" fo:background-color="#ffffff" loext:char-shading-value="0" loext:padding="0in" loext:border="none"/>
    </style:style>
    <style:style style:name="T16" style:family="text">
      <style:text-properties fo:font-variant="normal" fo:text-transform="none" fo:color="#808080" loext:opacity="100%" style:font-name="Consolas" fo:font-size="11pt" fo:font-style="normal" fo:font-weight="normal" fo:background-color="#ffffff" loext:char-shading-value="0" loext:padding="0in" loext:border="none"/>
    </style:style>
    <style:style style:name="T17" style:family="text">
      <style:text-properties fo:font-size="12.75pt" style:font-size-asian="12.75pt" style:font-size-complex="12.75pt" loext:padding="0in" loext:border="none"/>
    </style:style>
    <style:style style:name="Sect1" style:family="section">
      <style:section-properties fo:background-color="#ffffff" fo:margin-left="0in" fo:margin-right="0in" style:editable="false">
        <style:columns fo:column-count="1" fo:column-gap="0in"/>
        <style:background-image/>
      </style:section-properties>
    </style:style>
    <text:list-style style:name="L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ountDownLatch in Java</text:h>
      <text:list xml:id="list791299380" text:style-name="L1">
        <text:list-item>
          <text:p text:style-name="P9"><text:span text:style-name="T1">Difficulty Level : </text:span><text:a xlink:type="simple" xlink:href="https://www.geeksforgeeks.org/easy/" text:style-name="Internet_20_link" text:visited-style-name="Visited_20_Internet_20_Link"><text:span text:style-name="T2">Easy</text:span></text:a></text:p>
        </text:list-item>
        <text:list-item>
          <text:p text:style-name="P5">Last Updated : 19 Apr, 2018</text:p>
        </text:list-item>
      </text:list>
      <text:p text:style-name="P6">CountDownLatch is used to make sure that a task waits for other threads before it starts. To understand its application, let us consider a server where the main task can only start when all the required services have started.</text:p>
      <text:p text:style-name="P10"><text:span text:style-name="Strong_20_Emphasis"><text:span text:style-name="T3">Working of CountDownLatch:</text:span></text:span><text:span text:style-name="T3"><text:line-break/>When we create an object of CountDownLatch, we specify the number of threads it should wait for, all such thread are required to do count down by calling CountDownLatch.countDown() once they are completed or ready to the job. As soon as count reaches zero, the waiting task starts running.</text:span></text:p>
      <text:p text:style-name="P10"><text:span text:style-name="T4">Attention reader! Don’t stop learning now. Get hold of all the important </text:span><text:a xlink:type="simple" xlink:href="https://practice.geeksforgeeks.org/courses/Java-Foundation?vC=1" text:style-name="Internet_20_link" text:visited-style-name="Visited_20_Internet_20_Link"><text:span text:style-name="Strong_20_Emphasis"><text:span text:style-name="T7">Java Foundation</text:span></text:span></text:a><text:span text:style-name="T4"> and Collections concepts with the </text:span><text:a xlink:type="simple" xlink:href="https://practice.geeksforgeeks.org/courses/Java-Collections?vC=1" text:style-name="Internet_20_link" text:visited-style-name="Visited_20_Internet_20_Link"><text:span text:style-name="Strong_20_Emphasis"><text:span text:style-name="T7">Fundamentals of Java and Java Collections Course</text:span></text:span></text:a><text:span text:style-name="T4"> at a student-friendly price and become industry ready. To complete your preparation from learning a language to DS Algo and many more,  please refer </text:span><text:a xlink:type="simple" xlink:href="https://practice.geeksforgeeks.org/courses/complete-interview-preparation?utm_source=GeeksforGeeks&amp;utm_medium=Text&amp;utm_campaign=GFG_Article_Bottom_Text_CIP" text:style-name="Internet_20_link" text:visited-style-name="Visited_20_Internet_20_Link"><text:span text:style-name="Strong_20_Emphasis"><text:span text:style-name="T7">Complete Interview Preparation Course</text:span></text:span></text:a><text:span text:style-name="Strong_20_Emphasis"><text:span text:style-name="T4">.</text:span></text:span></text:p>
      <text:p text:style-name="P10"><text:span text:style-name="Strong_20_Emphasis"><text:span text:style-name="T3">Example of CountDownLatch in JAVA:</text:span></text:span></text:p>
      <text:section text:style-name="Sect1" text:name="highlighter_967233">
        <table:table table:name="Table1" table:style-name="Table1">
          <table:table-column table:style-name="Table1.A"/>
          <table:table-row table:style-name="TableLine2855034547552">
            <table:table-cell table:style-name="Table1.A1" office:value-type="string">
              <text:p text:style-name="P4"><text:span text:style-name="Source_20_Text"><text:span text:style-name="T8">// Java Program to demonstrate how </text:span></text:span></text:p>
              <text:p text:style-name="P4"><text:span text:style-name="Source_20_Text"><text:span text:style-name="T8">// to use CountDownLatch, Its used </text:span></text:span></text:p>
              <text:p text:style-name="P4"><text:span text:style-name="Source_20_Text"><text:span text:style-name="T8">// when a thread needs to wait for other </text:span></text:span></text:p>
              <text:p text:style-name="P4"><text:span text:style-name="Source_20_Text"><text:span text:style-name="T8">// threads before starting its work.</text:span></text:span></text:p>
              <text:p text:style-name="P4"><text:span text:style-name="Source_20_Text"><text:span text:style-name="T9">import</text:span></text:span><text:span text:style-name="T10"> </text:span><text:span text:style-name="Source_20_Text"><text:span text:style-name="T12">java.util.concurrent.CountDownLatch;</text:span></text:span></text:p>
              <text:p text:style-name="P4"><text:span text:style-name="Source_20_Text"><text:span text:style-name="T13"> </text:span></text:span><text:span text:style-name="T13"> </text:span></text:p>
              <text:p text:style-name="P4"><text:span text:style-name="Source_20_Text"><text:span text:style-name="T9">public</text:span></text:span><text:span text:style-name="T10"> </text:span><text:span text:style-name="Source_20_Text"><text:span text:style-name="T9">class</text:span></text:span><text:span text:style-name="T10"> </text:span><text:span text:style-name="Source_20_Text"><text:span text:style-name="T12">CountDownLatchDemo</text:span></text:span></text:p>
              <text:p text:style-name="P4"><text:span text:style-name="Source_20_Text"><text:span text:style-name="T12">{</text:span></text:span></text:p>
              <text:p text:style-name="P4"><text:span text:style-name="Source_20_Text"><text:span text:style-name="T13">    </text:span></text:span><text:span text:style-name="Source_20_Text"><text:span text:style-name="T9">public</text:span></text:span><text:span text:style-name="T10"> </text:span><text:span text:style-name="Source_20_Text"><text:span text:style-name="T9">static</text:span></text:span><text:span text:style-name="T10"> </text:span><text:span text:style-name="Source_20_Text"><text:span text:style-name="T9">void</text:span></text:span><text:span text:style-name="T10"> </text:span><text:span text:style-name="Source_20_Text"><text:span text:style-name="T12">main(String args[]) </text:span></text:span></text:p>
              <text:p text:style-name="P4"><text:span text:style-name="Source_20_Text"><text:span text:style-name="T13">                   </text:span></text:span><text:span text:style-name="Source_20_Text"><text:span text:style-name="T9">throws</text:span></text:span><text:span text:style-name="T10"> </text:span><text:span text:style-name="Source_20_Text"><text:span text:style-name="T12">InterruptedException</text:span></text:span></text:p>
              <text:p text:style-name="P4"><text:span text:style-name="Source_20_Text"><text:span text:style-name="T13">    </text:span></text:span><text:span text:style-name="Source_20_Text"><text:span text:style-name="T12">{</text:span></text:span></text:p>
              <text:p text:style-name="P4"><text:span text:style-name="Source_20_Text"><text:span text:style-name="T13">        </text:span></text:span><text:span text:style-name="Source_20_Text"><text:span text:style-name="T8">// Let us create task that is going to </text:span></text:span></text:p>
              <text:p text:style-name="P4"><text:span text:style-name="Source_20_Text"><text:span text:style-name="T13">        </text:span></text:span><text:span text:style-name="Source_20_Text"><text:span text:style-name="T8">// wait for four threads before it starts</text:span></text:span></text:p>
              <text:p text:style-name="P4"><text:span text:style-name="Source_20_Text"><text:span text:style-name="T13">        </text:span></text:span><text:span text:style-name="Source_20_Text"><text:span text:style-name="T12">CountDownLatch latch = </text:span></text:span><text:span text:style-name="Source_20_Text"><text:span text:style-name="T9">new</text:span></text:span><text:span text:style-name="T10"> </text:span><text:span text:style-name="Source_20_Text"><text:span text:style-name="T12">CountDownLatch(</text:span></text:span><text:span text:style-name="Source_20_Text"><text:span text:style-name="T14">4</text:span></text:span><text:span text:style-name="Source_20_Text"><text:span text:style-name="T12">);</text:span></text:span></text:p>
              <text:p text:style-name="P4"><text:span text:style-name="Source_20_Text"><text:span text:style-name="T13"> </text:span></text:span><text:span text:style-name="T13"> </text:span></text:p>
              <text:p text:style-name="P4"><text:span text:style-name="Source_20_Text"><text:span text:style-name="T13">        </text:span></text:span><text:span text:style-name="Source_20_Text"><text:span text:style-name="T8">// Let us create four worker </text:span></text:span></text:p>
              <text:p text:style-name="P4"><text:span text:style-name="Source_20_Text"><text:span text:style-name="T13">        </text:span></text:span><text:span text:style-name="Source_20_Text"><text:span text:style-name="T8">// threads and start them.</text:span></text:span></text:p>
              <text:p text:style-name="P4"><text:soft-page-break/><text:span text:style-name="Source_20_Text"><text:span text:style-name="T13">        </text:span></text:span><text:span text:style-name="Source_20_Text"><text:span text:style-name="T12">Worker first = </text:span></text:span><text:span text:style-name="Source_20_Text"><text:span text:style-name="T9">new</text:span></text:span><text:span text:style-name="T10"> </text:span><text:span text:style-name="Source_20_Text"><text:span text:style-name="T12">Worker(</text:span></text:span><text:span text:style-name="Source_20_Text"><text:span text:style-name="T14">1000</text:span></text:span><text:span text:style-name="Source_20_Text"><text:span text:style-name="T12">, latch, </text:span></text:span></text:p>
              <text:p text:style-name="P4"><text:span text:style-name="Source_20_Text"><text:span text:style-name="T13">                                  </text:span></text:span><text:span text:style-name="Source_20_Text"><text:span text:style-name="T15">"WORKER-1"</text:span></text:span><text:span text:style-name="Source_20_Text"><text:span text:style-name="T12">);</text:span></text:span></text:p>
              <text:p text:style-name="P4"><text:span text:style-name="Source_20_Text"><text:span text:style-name="T13">        </text:span></text:span><text:span text:style-name="Source_20_Text"><text:span text:style-name="T12">Worker second = </text:span></text:span><text:span text:style-name="Source_20_Text"><text:span text:style-name="T9">new</text:span></text:span><text:span text:style-name="T10"> </text:span><text:span text:style-name="Source_20_Text"><text:span text:style-name="T12">Worker(</text:span></text:span><text:span text:style-name="Source_20_Text"><text:span text:style-name="T14">2000</text:span></text:span><text:span text:style-name="Source_20_Text"><text:span text:style-name="T12">, latch, </text:span></text:span></text:p>
              <text:p text:style-name="P4"><text:span text:style-name="Source_20_Text"><text:span text:style-name="T13">                                  </text:span></text:span><text:span text:style-name="Source_20_Text"><text:span text:style-name="T15">"WORKER-2"</text:span></text:span><text:span text:style-name="Source_20_Text"><text:span text:style-name="T12">);</text:span></text:span></text:p>
              <text:p text:style-name="P4"><text:span text:style-name="Source_20_Text"><text:span text:style-name="T13">        </text:span></text:span><text:span text:style-name="Source_20_Text"><text:span text:style-name="T12">Worker third = </text:span></text:span><text:span text:style-name="Source_20_Text"><text:span text:style-name="T9">new</text:span></text:span><text:span text:style-name="T10"> </text:span><text:span text:style-name="Source_20_Text"><text:span text:style-name="T12">Worker(</text:span></text:span><text:span text:style-name="Source_20_Text"><text:span text:style-name="T14">3000</text:span></text:span><text:span text:style-name="Source_20_Text"><text:span text:style-name="T12">, latch, </text:span></text:span></text:p>
              <text:p text:style-name="P4"><text:span text:style-name="Source_20_Text"><text:span text:style-name="T13">                                  </text:span></text:span><text:span text:style-name="Source_20_Text"><text:span text:style-name="T15">"WORKER-3"</text:span></text:span><text:span text:style-name="Source_20_Text"><text:span text:style-name="T12">);</text:span></text:span></text:p>
              <text:p text:style-name="P4"><text:span text:style-name="Source_20_Text"><text:span text:style-name="T13">        </text:span></text:span><text:span text:style-name="Source_20_Text"><text:span text:style-name="T12">Worker fourth = </text:span></text:span><text:span text:style-name="Source_20_Text"><text:span text:style-name="T9">new</text:span></text:span><text:span text:style-name="T10"> </text:span><text:span text:style-name="Source_20_Text"><text:span text:style-name="T12">Worker(</text:span></text:span><text:span text:style-name="Source_20_Text"><text:span text:style-name="T14">4000</text:span></text:span><text:span text:style-name="Source_20_Text"><text:span text:style-name="T12">, latch, </text:span></text:span></text:p>
              <text:p text:style-name="P4"><text:span text:style-name="Source_20_Text"><text:span text:style-name="T13">                                  </text:span></text:span><text:span text:style-name="Source_20_Text"><text:span text:style-name="T15">"WORKER-4"</text:span></text:span><text:span text:style-name="Source_20_Text"><text:span text:style-name="T12">);</text:span></text:span></text:p>
              <text:p text:style-name="P4"><text:span text:style-name="Source_20_Text"><text:span text:style-name="T13">        </text:span></text:span><text:span text:style-name="Source_20_Text"><text:span text:style-name="T12">first.start();</text:span></text:span></text:p>
              <text:p text:style-name="P4"><text:span text:style-name="Source_20_Text"><text:span text:style-name="T13">        </text:span></text:span><text:span text:style-name="Source_20_Text"><text:span text:style-name="T12">second.start();</text:span></text:span></text:p>
              <text:p text:style-name="P4"><text:span text:style-name="Source_20_Text"><text:span text:style-name="T13">        </text:span></text:span><text:span text:style-name="Source_20_Text"><text:span text:style-name="T12">third.start();</text:span></text:span></text:p>
              <text:p text:style-name="P4"><text:span text:style-name="Source_20_Text"><text:span text:style-name="T13">        </text:span></text:span><text:span text:style-name="Source_20_Text"><text:span text:style-name="T12">fourth.start();</text:span></text:span></text:p>
              <text:p text:style-name="P4"><text:span text:style-name="Source_20_Text"><text:span text:style-name="T13"> </text:span></text:span><text:span text:style-name="T13"> </text:span></text:p>
              <text:p text:style-name="P4"><text:span text:style-name="Source_20_Text"><text:span text:style-name="T13">        </text:span></text:span><text:span text:style-name="Source_20_Text"><text:span text:style-name="T8">// The main task waits for four threads</text:span></text:span></text:p>
              <text:p text:style-name="P4"><text:span text:style-name="Source_20_Text"><text:span text:style-name="T13">        </text:span></text:span><text:span text:style-name="Source_20_Text"><text:span text:style-name="T12">latch.await();</text:span></text:span></text:p>
              <text:p text:style-name="P4"><text:span text:style-name="Source_20_Text"><text:span text:style-name="T13"> </text:span></text:span><text:span text:style-name="T13"> </text:span></text:p>
              <text:p text:style-name="P4"><text:span text:style-name="Source_20_Text"><text:span text:style-name="T13">        </text:span></text:span><text:span text:style-name="Source_20_Text"><text:span text:style-name="T8">// Main thread has started</text:span></text:span></text:p>
              <text:p text:style-name="P4"><text:span text:style-name="Source_20_Text"><text:span text:style-name="T13">        </text:span></text:span><text:span text:style-name="Source_20_Text"><text:span text:style-name="T12">System.out.println(Thread.currentThread().getName() +</text:span></text:span></text:p>
              <text:p text:style-name="P4"><text:span text:style-name="Source_20_Text"><text:span text:style-name="T13">                           </text:span></text:span><text:span text:style-name="Source_20_Text"><text:span text:style-name="T15">" has finished"</text:span></text:span><text:span text:style-name="Source_20_Text"><text:span text:style-name="T12">);</text:span></text:span></text:p>
              <text:p text:style-name="P4"><text:span text:style-name="Source_20_Text"><text:span text:style-name="T13">    </text:span></text:span><text:span text:style-name="Source_20_Text"><text:span text:style-name="T12">}</text:span></text:span></text:p>
              <text:p text:style-name="P4"><text:span text:style-name="Source_20_Text"><text:span text:style-name="T12">}</text:span></text:span></text:p>
              <text:p text:style-name="P4"><text:span text:style-name="Source_20_Text"><text:span text:style-name="T13"> </text:span></text:span><text:span text:style-name="T13"> </text:span></text:p>
              <text:p text:style-name="P4"><text:span text:style-name="Source_20_Text"><text:span text:style-name="T8">// A class to represent threads for which</text:span></text:span></text:p>
              <text:p text:style-name="P4"><text:span text:style-name="Source_20_Text"><text:span text:style-name="T8">// the main thread waits.</text:span></text:span></text:p>
              <text:p text:style-name="P4"><text:span text:style-name="Source_20_Text"><text:span text:style-name="T9">class</text:span></text:span><text:span text:style-name="T10"> </text:span><text:span text:style-name="Source_20_Text"><text:span text:style-name="T12">Worker </text:span></text:span><text:span text:style-name="Source_20_Text"><text:span text:style-name="T9">extends</text:span></text:span><text:span text:style-name="T10"> </text:span><text:span text:style-name="Source_20_Text"><text:span text:style-name="T12">Thread</text:span></text:span></text:p>
              <text:p text:style-name="P4"><text:span text:style-name="Source_20_Text"><text:span text:style-name="T12">{</text:span></text:span></text:p>
              <text:p text:style-name="P4"><text:span text:style-name="Source_20_Text"><text:span text:style-name="T13">    </text:span></text:span><text:span text:style-name="Source_20_Text"><text:span text:style-name="T9">private</text:span></text:span><text:span text:style-name="T10"> </text:span><text:span text:style-name="Source_20_Text"><text:span text:style-name="T9">int</text:span></text:span><text:span text:style-name="T10"> </text:span><text:span text:style-name="Source_20_Text"><text:span text:style-name="T12">delay;</text:span></text:span></text:p>
              <text:p text:style-name="P4"><text:span text:style-name="Source_20_Text"><text:span text:style-name="T13">    </text:span></text:span><text:span text:style-name="Source_20_Text"><text:span text:style-name="T9">private</text:span></text:span><text:span text:style-name="T10"> </text:span><text:span text:style-name="Source_20_Text"><text:span text:style-name="T12">CountDownLatch latch;</text:span></text:span></text:p>
              <text:p text:style-name="P4"><text:span text:style-name="Source_20_Text"><text:span text:style-name="T13"> </text:span></text:span><text:span text:style-name="T13"> </text:span></text:p>
              <text:p text:style-name="P4"><text:span text:style-name="Source_20_Text"><text:span text:style-name="T13">    </text:span></text:span><text:span text:style-name="Source_20_Text"><text:span text:style-name="T9">public</text:span></text:span><text:span text:style-name="T10"> </text:span><text:span text:style-name="Source_20_Text"><text:span text:style-name="T12">Worker(</text:span></text:span><text:span text:style-name="Source_20_Text"><text:span text:style-name="T9">int</text:span></text:span><text:span text:style-name="T10"> </text:span><text:span text:style-name="Source_20_Text"><text:span text:style-name="T12">delay, CountDownLatch latch,</text:span></text:span></text:p>
              <text:p text:style-name="P4"><text:span text:style-name="Source_20_Text"><text:span text:style-name="T13">                                    </text:span></text:span><text:span text:style-name="Source_20_Text"><text:span text:style-name="T12">String name)</text:span></text:span></text:p>
              <text:p text:style-name="P4"><text:span text:style-name="Source_20_Text"><text:span text:style-name="T13">    </text:span></text:span><text:span text:style-name="Source_20_Text"><text:span text:style-name="T12">{</text:span></text:span></text:p>
              <text:p text:style-name="P4"><text:span text:style-name="Source_20_Text"><text:span text:style-name="T13">        </text:span></text:span><text:span text:style-name="Source_20_Text"><text:span text:style-name="T9">super</text:span></text:span><text:span text:style-name="Source_20_Text"><text:span text:style-name="T12">(name);</text:span></text:span></text:p>
              <text:p text:style-name="P4"><text:span text:style-name="Source_20_Text"><text:span text:style-name="T13">        </text:span></text:span><text:span text:style-name="Source_20_Text"><text:span text:style-name="T9">this</text:span></text:span><text:span text:style-name="Source_20_Text"><text:span text:style-name="T12">.delay = delay;</text:span></text:span></text:p>
              <text:p text:style-name="P4"><text:span text:style-name="Source_20_Text"><text:span text:style-name="T13">        </text:span></text:span><text:span text:style-name="Source_20_Text"><text:span text:style-name="T9">this</text:span></text:span><text:span text:style-name="Source_20_Text"><text:span text:style-name="T12">.latch = latch;</text:span></text:span></text:p>
              <text:p text:style-name="P4"><text:span text:style-name="Source_20_Text"><text:span text:style-name="T13">    </text:span></text:span><text:span text:style-name="Source_20_Text"><text:span text:style-name="T12">}</text:span></text:span></text:p>
              <text:p text:style-name="P4"><text:span text:style-name="Source_20_Text"><text:span text:style-name="T13"> </text:span></text:span><text:span text:style-name="T13"> </text:span></text:p>
              <text:p text:style-name="P4"><text:span text:style-name="Source_20_Text"><text:span text:style-name="T13">    </text:span></text:span><text:span text:style-name="Source_20_Text"><text:span text:style-name="T16">@Override</text:span></text:span></text:p>
              <text:p text:style-name="P4"><text:span text:style-name="Source_20_Text"><text:span text:style-name="T13">    </text:span></text:span><text:span text:style-name="Source_20_Text"><text:span text:style-name="T9">public</text:span></text:span><text:span text:style-name="T10"> </text:span><text:span text:style-name="Source_20_Text"><text:span text:style-name="T9">void</text:span></text:span><text:span text:style-name="T10"> </text:span><text:span text:style-name="Source_20_Text"><text:span text:style-name="T12">run()</text:span></text:span></text:p>
              <text:p text:style-name="P4"><text:span text:style-name="Source_20_Text"><text:span text:style-name="T13">    </text:span></text:span><text:span text:style-name="Source_20_Text"><text:span text:style-name="T12">{</text:span></text:span></text:p>
              <text:p text:style-name="P4"><text:span text:style-name="Source_20_Text"><text:span text:style-name="T13">        </text:span></text:span><text:span text:style-name="Source_20_Text"><text:span text:style-name="T9">try</text:span></text:span></text:p>
              <text:p text:style-name="P4"><text:span text:style-name="Source_20_Text"><text:span text:style-name="T13">        </text:span></text:span><text:span text:style-name="Source_20_Text"><text:span text:style-name="T12">{</text:span></text:span></text:p>
              <text:p text:style-name="P4"><text:span text:style-name="Source_20_Text"><text:span text:style-name="T13">            </text:span></text:span><text:span text:style-name="Source_20_Text"><text:span text:style-name="T12">Thread.sleep(delay);</text:span></text:span></text:p>
              <text:p text:style-name="P4"><text:span text:style-name="Source_20_Text"><text:span text:style-name="T13">            </text:span></text:span><text:span text:style-name="Source_20_Text"><text:span text:style-name="T12">latch.countDown();</text:span></text:span></text:p>
              <text:p text:style-name="P4"><text:span text:style-name="Source_20_Text"><text:span text:style-name="T13">            </text:span></text:span><text:span text:style-name="Source_20_Text"><text:span text:style-name="T12">System.out.println(Thread.currentThread().getName()</text:span></text:span></text:p>
              <text:p text:style-name="P4"><text:span text:style-name="Source_20_Text"><text:span text:style-name="T13">                            </text:span></text:span><text:span text:style-name="Source_20_Text"><text:span text:style-name="T12">+ </text:span></text:span><text:span text:style-name="Source_20_Text"><text:span text:style-name="T15">" finished"</text:span></text:span><text:span text:style-name="Source_20_Text"><text:span text:style-name="T12">);</text:span></text:span></text:p>
              <text:p text:style-name="P4"><text:span text:style-name="Source_20_Text"><text:span text:style-name="T13">        </text:span></text:span><text:span text:style-name="Source_20_Text"><text:span text:style-name="T12">}</text:span></text:span></text:p>
              <text:p text:style-name="P4"><text:span text:style-name="Source_20_Text"><text:span text:style-name="T13">        </text:span></text:span><text:span text:style-name="Source_20_Text"><text:span text:style-name="T9">catch</text:span></text:span><text:span text:style-name="T10"> </text:span><text:span text:style-name="Source_20_Text"><text:span text:style-name="T12">(InterruptedException e)</text:span></text:span></text:p>
              <text:p text:style-name="P4"><text:soft-page-break/><text:span text:style-name="Source_20_Text"><text:span text:style-name="T13">        </text:span></text:span><text:span text:style-name="Source_20_Text"><text:span text:style-name="T12">{</text:span></text:span></text:p>
              <text:p text:style-name="P4"><text:span text:style-name="Source_20_Text"><text:span text:style-name="T13">            </text:span></text:span><text:span text:style-name="Source_20_Text"><text:span text:style-name="T12">e.printStackTrace();</text:span></text:span></text:p>
              <text:p text:style-name="P4"><text:span text:style-name="Source_20_Text"><text:span text:style-name="T13">        </text:span></text:span><text:span text:style-name="Source_20_Text"><text:span text:style-name="T12">}</text:span></text:span></text:p>
              <text:p text:style-name="P4"><text:span text:style-name="Source_20_Text"><text:span text:style-name="T13">    </text:span></text:span><text:span text:style-name="Source_20_Text"><text:span text:style-name="T12">}</text:span></text:span></text:p>
              <text:p text:style-name="P4"><text:span text:style-name="Source_20_Text"><text:span text:style-name="T12">}</text:span></text:span></text:p>
            </table:table-cell>
          </table:table-row>
        </table:table>
        <text:p text:style-name="P8"/>
      </text:section>
      <text:p text:style-name="P10"><text:span text:style-name="Strong_20_Emphasis"><text:span text:style-name="T6">Output:</text:span></text:span></text:p>
      <text:p text:style-name="P2">WORKER-1 finished</text:p>
      <text:p text:style-name="P3">WORKER-2 finished</text:p>
      <text:p text:style-name="P3">WORKER-3 finished</text:p>
      <text:p text:style-name="P3">WORKER-4 finished</text:p>
      <text:p text:style-name="P3">main has finished</text:p>
      <text:p text:style-name="P10"><text:span text:style-name="Strong_20_Emphasis"><text:span text:style-name="T3">Facts about CountDownLatch:</text:span></text:span></text:p>
      <text:list xml:id="list1736163998" text:style-name="L2">
        <text:list-item>
          <text:p text:style-name="P7">Creating an object of CountDownLatch by passing an int to its constructor (the count), is actually number of invited parties (threads) for an event.</text:p>
        </text:list-item>
        <text:list-item>
          <text:p text:style-name="P7">The thread, which is dependent on other threads to start processing, waits on until every other thread has called count down. All threads, which are waiting on await() proceed together once count down reaches to zero.</text:p>
        </text:list-item>
        <text:list-item>
          <text:p text:style-name="P7">countDown() method decrements the count and await() method blocks until count == 0</text:p>
        </text:list-item>
      </text:list>
      <text:p text:style-name="P10"><text:span text:style-name="T3">This article is contributed by </text:span><text:a xlink:type="simple" xlink:href="https://www.facebook.com/Pratik.Agarwal01" text:style-name="Internet_20_link" text:visited-style-name="Visited_20_Internet_20_Link"><text:span text:style-name="Strong_20_Emphasis"><text:span text:style-name="T5">Pratik Agarwal</text:span></text:span></text:a><text:span text:style-name="T3">. If you like GeeksforGeeks and would like to contribute, you can also write an article using </text:span><text:a xlink:type="simple" xlink:href="http://www.contribute.geeksforgeeks.org/" text:style-name="Internet_20_link" text:visited-style-name="Visited_20_Internet_20_Link"><text:span text:style-name="T5">contribute.geeksforgeeks.org</text:span></text:a><text:span text:style-name="T3"> or mail your article to contribute@geeksforgeeks.org. See your article appearing on the GeeksforGeeks main page and help other Geeks.</text:spa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Consolas" svg:font-family="Consolas, 'Bitstream Vera Sans Mono', 'Courier New', Courier, monospace"/>
    <style:font-face style:name="Consolas1" svg:font-family="Consolas,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sofia-pro" svg:font-family="sofia-pro, sans-serif"/>
    <style:font-face style:name="var font-din" svg:font-family="'var font-di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1-28T23:32:51.896000000</dc:date>
    <meta:editing-duration>PT9S</meta:editing-duration>
    <meta:editing-cycles>1</meta:editing-cycles>
    <meta:document-statistic meta:table-count="1" meta:image-count="0" meta:object-count="0" meta:page-count="3" meta:paragraph-count="88" meta:word-count="488" meta:character-count="3770" meta:non-whitespace-character-count="2793"/>
    <meta:generator>LibreOffice/7.2.0.4$Windows_X86_64 LibreOffice_project/9a9c6381e3f7a62afc1329bd359cc48accb6435b</meta:generator>
  </office:meta>
</office:document-meta>
</file>